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16cm"/>
    </style:style>
    <style:style style:name="co2" style:family="table-column">
      <style:table-column-properties fo:break-before="auto" style:column-width="1.535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8.144cm"/>
    </style:style>
    <style:style style:name="co7" style:family="table-column">
      <style:table-column-properties fo:break-before="auto" style:column-width="16.4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65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8.74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13.083cm" fo:break-before="auto" style:use-optimal-row-height="true"/>
    </style:style>
    <style:style style:name="ro12" style:family="table-row">
      <style:table-row-properties style:row-height="11.109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95cm" fo:break-before="auto" style:use-optimal-row-height="true"/>
    </style:style>
    <style:style style:name="ro15" style:family="table-row">
      <style:table-row-properties style:row-height="9.9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lat_n</text:p>
          </table:table-cell>
          <table:table-cell table:style-name="ce1" office:value-type="string" calcext:value-type="string">
            <text:p>lon_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_utc</text:p>
          </table:table-cell>
          <table:table-cell table:style-name="ce1" office:value-type="string" calcext:value-type="string">
            <text:p>meta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rnado</text:p>
          </table:table-cell>
          <table:table-cell table:style-name="ce1" office:value-type="float" office:value="52.82" calcext:value-type="float">
            <text:p>52.82</text:p>
          </table:table-cell>
          <table:table-cell table:style-name="ce1" office:value-type="float" office:value="13.65" calcext:value-type="float">
            <text:p>13.65</text:p>
          </table:table-cell>
          <table:table-cell table:style-name="ce1" office:value-type="string" calcext:value-type="string">
            <text:p>29-11-2015</text:p>
          </table:table-cell>
          <table:table-cell table:style-name="ce3" office:value-type="time" office:time-value="PT21H57M00S" calcext:value-type="time">
            <text:p>21:57:00</text:p>
          </table:table-cell>
          <table:table-cell table:style-name="ce1" office:value-type="string" calcext:value-type="string">
            <text:p>Finowfurt  </text:p>
            <text:p>SW of Finowfurt. Brandenburg </text:p>
            <text:p>Germany (52.82 N, 13.65 E)</text:p>
            <text:p>29-11-2015  (Sunday)</text:p>
            <text:p>21:57 UTC (+/- 5 min.)</text:p>
          </table:table-cell>
          <table:table-cell table:style-name="ce1" office:value-type="string" calcext:value-type="string">
            <text:p>based on information from: photograph(s) and/or video footage of the inflicted damage, a damage survey by a severe weather expert, an eyewitness report of the damage</text:p>
            <text:p>occurring over: land</text:p>
            <text:p>intensity and other characteristics: F1 T3 </text:p>
            <text:p>the intensity rating was based on a damage survey by a severe weather expert, photograph(s) and/or video footage of the inflicted damage, an eyewitness report of the damage.</text:p>
            <text:p>accompanying weather: heavy rain.</text:p>
            <text:p>path length: 0.5 km</text:p>
            <text:p>average path width: 70 m</text:p>
            <text:p>maximum path width: 120 m</text:p>
            <text:p>direction of movement: WSW-ENE</text:p>
            <text:p>damage to crops and forests: forest areas partly destroyed</text:p>
            <text:p>Tornado confirmed 3.5km SW of Finowfurt; forest area partly destroyed; source: Ergebnisse der Beratung der Tornado-Arbeitsgruppe Deutschland (TAD), 09 MAY 2016, Berlin; Site survey by Heiko Wichmann (in december 2015);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ornado</text:p>
          </table:table-cell>
          <table:table-cell table:style-name="ce1" office:value-type="float" office:value="51.08" calcext:value-type="float">
            <text:p>51.08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string" calcext:value-type="string">
            <text:p>17-10-2015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1" office:value-type="string" calcext:value-type="string">
            <text:p>Döllstädt  Thüringen </text:p>
            <text:p>Germany (51.08 N, 10.82 E) &lt; 3 km</text:p>
            <text:p>17-10-2015  (Saturday)</text:p>
            <text:p>14:30 UTC (+/- 1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The funnel cloud was observed.</text:p>
            <text:p>tornado confirmed; source: Tornadoliste Deutschland, 02 NOV 2015; source II: Ergebnis der Beratung der Tornado-Arbeitsgruppe (TAD), 24 JAN 2016;</text:p>
            <text:p><text:a xlink:href="http://www.tornadoliste.de/151017doellstaedt.htm" xlink:type="simple">http://www.tornadoliste.de/151017doellstaedt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ornado</text:p>
          </table:table-cell>
          <table:table-cell table:style-name="ce1" office:value-type="float" office:value="54.08" calcext:value-type="float">
            <text:p>54.08</text:p>
          </table:table-cell>
          <table:table-cell table:style-name="ce1" office:value-type="float" office:value="12.27" calcext:value-type="float">
            <text:p>12.27</text:p>
          </table:table-cell>
          <table:table-cell table:style-name="ce1" office:value-type="string" calcext:value-type="string">
            <text:p>26-09-2015</text:p>
          </table:table-cell>
          <table:table-cell table:style-name="ce3" office:value-type="time" office:time-value="PT08H43M00S" calcext:value-type="time">
            <text:p>08:43:00</text:p>
          </table:table-cell>
          <table:table-cell table:style-name="ce1" office:value-type="string" calcext:value-type="string">
            <text:p>Broderstorf  Mecklenburg-Vorpommern </text:p>
            <text:p>Germany (54.08 N, 12.27 E) &lt; 3 km</text:p>
            <text:p>26-09-2015  (Saturday)</text:p>
            <text:p>08:43 UTC (+/- 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The funnel cloud was observed.</text:p>
            <text:p>tornado confirmed; long-stretched funnel cloud with ground contact observed; source: Tornadoliste Deutschland, OCT 2015; source II: Ergebnis der Beratung der Tornado-Arbeitsgruppe (TAD), 24 JAN 2016;</text:p>
            <text:p><text:a xlink:href="http://www.tornadoliste.de/150926broderstorf.htm" xlink:type="simple">http://www.tornadoliste.de/150926broderstorf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ornado</text:p>
          </table:table-cell>
          <table:table-cell table:style-name="ce1" office:value-type="float" office:value="51.65" calcext:value-type="float">
            <text:p>51.65</text:p>
          </table:table-cell>
          <table:table-cell table:style-name="ce1" office:value-type="float" office:value="6.38" calcext:value-type="float">
            <text:p>6.38</text:p>
          </table:table-cell>
          <table:table-cell table:style-name="ce1" office:value-type="string" calcext:value-type="string">
            <text:p>22-09-2015</text:p>
          </table:table-cell>
          <table:table-cell table:style-name="ce3" office:value-type="time" office:time-value="PT15H15M00S" calcext:value-type="time">
            <text:p>15:15:00</text:p>
          </table:table-cell>
          <table:table-cell table:style-name="ce1" office:value-type="string" calcext:value-type="string">
            <text:p>Labbeck  Nordrhein-Westfalen </text:p>
            <text:p>Germany (51.65 N, 6.38 E) &lt; 1 km</text:p>
            <text:p>22-09-2015  (Tuesday)</text:p>
            <text:p>15:15 UTC (+/- 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The funnel cloud was observed.</text:p>
            <text:p>tornado observed; source: Sävert, T.: Tornadoliste Deutschland; Tornado-Arbeitsgruppe Deutschland, OCT 2015;</text:p>
            <text:p><text:a xlink:href="https://www.facebook.com/Tornadoliste/posts/1022598864451297" xlink:type="simple">https://www.facebook.com/Tornadoliste/posts/1022598864451297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tornado</text:p>
          </table:table-cell>
          <table:table-cell table:style-name="ce1" office:value-type="float" office:value="54.31" calcext:value-type="float">
            <text:p>54.31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15-09-2015</text:p>
          </table:table-cell>
          <table:table-cell table:style-name="ce3" office:value-type="time" office:time-value="PT14H40M00S" calcext:value-type="time">
            <text:p>14:40:00</text:p>
          </table:table-cell>
          <table:table-cell table:style-name="ce1" office:value-type="string" calcext:value-type="string">
            <text:p>Oldenburg in Holstein  </text:p>
            <text:p>affected villages / settlements: Johannisdorf area, Oldenburg in Holstein [town], Jahnshof [village], Gremersdorf [village]. Schleswig-Holstein </text:p>
            <text:p>Germany (54.31 N, 10.90 E)</text:p>
            <text:p>15-09-2015  (Tuesday)</text:p>
            <text:p>14:40 UTC (+/- 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an eye-witness report</text:p>
            <text:p>occurring over: land</text:p>
            <text:p>intensity and other characteristics: F1 T3 </text:p>
            <text:p>the intensity rating was based on a damage survey by a severe weather expert, photograph(s) and/or video footage of the inflicted damage.</text:p>
            <text:p>accompanying weather: hail &gt;= 2.0 cm in diameter.</text:p>
            <text:p>size of accompanying hail: 3 cm</text:p>
            <text:p>path length: 7.9 km</text:p>
            <text:p>average path width: 75 m</text:p>
            <text:p>maximum path width: 100 m</text:p>
            <text:p>direction of movement: SSW-NNE</text:p>
            <text:p>damage to property: houses damaged</text:p>
            <text:p>damage to crops and forests: trees downed</text:p>
            <text:p>tornado hit Oldenburg in Holstein town and area. source: Oldenburg 15.09.2015, Tornadoliste Deutschland, 21 SEP 2015; pers.comm. Thomas Sävert.</text:p>
            <text:p><text:a xlink:href="http://www.tornadoliste.de/150915oldenburg.htm" xlink:type="simple">http://www.tornadoliste.de/150915oldenburg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tornado</text:p>
          </table:table-cell>
          <table:table-cell table:style-name="ce1" office:value-type="float" office:value="50.97" calcext:value-type="float">
            <text:p>50.97</text:p>
          </table:table-cell>
          <table:table-cell table:style-name="ce1" office:value-type="float" office:value="14.62" calcext:value-type="float">
            <text:p>14.62</text:p>
          </table:table-cell>
          <table:table-cell table:style-name="ce1" office:value-type="string" calcext:value-type="string">
            <text:p>11-09-2015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1" office:value-type="string" calcext:value-type="string">
            <text:p>Neugersdorf  Sachsen </text:p>
            <text:p>Germany (50.97 N, 14.62 E)</text:p>
            <text:p>11-09-2015  (Friday)</text:p>
            <text:p>16:00 UTC (+/- 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intensity and other characteristics: F0 the intensity rating was based on an eyewitness report of the damage.</text:p>
            <text:p>Suction vortices were not observed.</text:p>
            <text:p>The funnel cloud was observed.</text:p>
            <text:p>direction of movement: SE-NW</text:p>
            <text:p>tornado observed near Neugersdorf; source: "Neugersdorf 11.09.2015", TORNADOLISTE DEUTSCHLAND, 12 SEP 2015;</text:p>
            <text:p><text:a xlink:href="http://www.tornadoliste.de/150911neugersdorf.htm" xlink:type="simple">http://www.tornadoliste.de/150911neugersdorf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tornado</text:p>
          </table:table-cell>
          <table:table-cell table:style-name="ce1" office:value-type="float" office:value="51.96" calcext:value-type="float">
            <text:p>51.96</text:p>
          </table:table-cell>
          <table:table-cell table:style-name="ce1" office:value-type="float" office:value="13.25" calcext:value-type="float">
            <text:p>13.25</text:p>
          </table:table-cell>
          <table:table-cell table:style-name="ce1" office:value-type="string" calcext:value-type="string">
            <text:p>31-08-2015</text:p>
          </table:table-cell>
          <table:table-cell table:style-name="ce3" office:value-type="time" office:time-value="PT22H15M00S" calcext:value-type="time">
            <text:p>22:15:00</text:p>
          </table:table-cell>
          <table:table-cell table:style-name="ce1" office:value-type="string" calcext:value-type="string">
            <text:p>Schlenzer  Brandenburg </text:p>
            <text:p>Germany (51.96 N, 13.25 E)</text:p>
            <text:p>31-08-2015  (Monday)</text:p>
            <text:p>22:15 UTC (+/- 5 min.)</text:p>
          </table:table-cell>
          <table:table-cell table:style-name="ce1" office:value-type="string" calcext:value-type="string">
            <text:p>based on information from: photograph(s) and/or video footage of the inflicted damage, a damage survey by a severe weather expert, an eyewitness report of the damage, a report on a website</text:p>
            <text:p>occurring over: land</text:p>
            <text:p>intensity and other characteristics: F1 T3 </text:p>
            <text:p>the intensity rating was based on a damage survey by a severe weather expert, photograph(s) and/or video footage of the inflicted damage, an eyewitness report of the damage.</text:p>
            <text:p>path length: 0.7 km</text:p>
            <text:p>maximum path width: 70 m</text:p>
            <text:p>direction of movement: SSW-NNE</text:p>
            <text:p>path start from (51.96 N, 13.24 E)</text:p>
            <text:p>path end at (51.96 N, 13.25 E)</text:p>
            <text:p>damage to property: roofs damaged</text:p>
            <text:p>damage to crops and forests: trees downed</text:p>
            <text:p>tornado confirmed; roofs damaged; roof material thrown up to 300meters; trees downed; source: "Niederer Fläming 01.09.2015", Tornadoliste Deutschland, Sep.2015; source: Ergebnis der Beratung der Tornado-Arbeitsgruppe Deutschland (TAD), 24 JAN 2016; RAD;</text:p>
            <text:p><text:a xlink:href="http://www.tornadoliste.de/150901niedererflaeming.htm" xlink:type="simple">http://www.tornadoliste.de/150901niedererflaeming.htm</text:a></text:p>
            <text:p>report status: report confirmed by reliable source (QC1)</text:p>
            <text:p>contact: Thilo Kühne (ESWD management) / Tornado-Arbeitsgruppe Deutschland (TAD)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tornado</text:p>
          </table:table-cell>
          <table:table-cell table:style-name="ce1" office:value-type="float" office:value="52.33" calcext:value-type="float">
            <text:p>52.33</text:p>
          </table:table-cell>
          <table:table-cell table:style-name="ce1" office:value-type="float" office:value="14.25" calcext:value-type="float">
            <text:p>14.25</text:p>
          </table:table-cell>
          <table:table-cell table:style-name="ce1" office:value-type="string" calcext:value-type="string">
            <text:p>16-08-2015</text:p>
          </table:table-cell>
          <table:table-cell table:style-name="ce3" office:value-type="time" office:time-value="PT16H05M00S" calcext:value-type="time">
            <text:p>16:05:00</text:p>
          </table:table-cell>
          <table:table-cell table:style-name="ce1" office:value-type="string" calcext:value-type="string">
            <text:p>Kersdorf  </text:p>
            <text:p>S of Kersdorf. Brandenburg </text:p>
            <text:p>Germany (52.33 N, 14.25 E)</text:p>
            <text:p>16-08-2015  (Sunday)</text:p>
            <text:p>16:05 UTC (+/- 5 min.)</text:p>
          </table:table-cell>
          <table:table-cell table:style-name="ce1" office:value-type="string" calcext:value-type="string">
            <text:p>based on information from: photograph(s) and/or video footage of the inflicted damage, a damage survey by a severe weather expert, an eyewitness report of the damage</text:p>
            <text:p>occurring over: land</text:p>
            <text:p>intensity and other characteristics: F1 T2 </text:p>
            <text:p>the intensity rating was based on a damage survey by a severe weather expert, photograph(s) and/or video footage of the inflicted damage, an eyewitness report of the damage.</text:p>
            <text:p>accompanying weather: heavy rain.</text:p>
            <text:p>path length: 1.6 km</text:p>
            <text:p>average path width: 30 m</text:p>
            <text:p>maximum path width: 50 m</text:p>
            <text:p>direction of movement: SE-NW</text:p>
            <text:p>damage to property: road blocked</text:p>
            <text:p>damage to crops and forests: forest areas partly destroyed</text:p>
            <text:p>Tornado confirmed 1km-2.5km S of Kersdorf village; forets areas partly destroyed; narrow path line; tornadic tree fall pattern structures; source: Ergebnisse der Beratung der Tornado-Arbeitsgruppe Deutschland (TAD), 09 MAY 2016, Berlin; Site survey by Thilo Kühne (in august 2015);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tornado</text:p>
          </table:table-cell>
          <table:table-cell table:style-name="ce1" office:value-type="float" office:value="52.99" calcext:value-type="float">
            <text:p>52.99</text:p>
          </table:table-cell>
          <table:table-cell table:style-name="ce1" office:value-type="float" office:value="8.92" calcext:value-type="float">
            <text:p>8.92</text:p>
          </table:table-cell>
          <table:table-cell table:style-name="ce1" office:value-type="string" calcext:value-type="string">
            <text:p>15-08-2015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1" office:value-type="string" calcext:value-type="string">
            <text:p>Ahausen  Niedersachsen </text:p>
            <text:p>Germany (52.99 N, 8.92 E)</text:p>
            <text:p>15-08-2015  (Saturday)</text:p>
            <text:p>10:30 UTC (+/- 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photo or video of the event, an eye-witness report</text:p>
            <text:p>occurring over: land</text:p>
            <text:p>intensity and other characteristics: F0 T1 </text:p>
            <text:p>the intensity rating was based on photograph(s) and/or video footage of the inflicted damage, an eyewitness report of the damage, a written account of the damage (e.g. in a newspaper).</text:p>
            <text:p>The funnel cloud was observed.</text:p>
            <text:p>damage to property: roofs damaged</text:p>
            <text:p>damage to crops and forests: trees damaged</text:p>
            <text:p>tornado hit Ahausen village area (Gemeinde Weyhe); source: "Weyhe 15.08.2015", TORNADOLISTE DEUTSCHLAND, 15 AUG 2015; RAD;</text:p>
            <text:p><text:a xlink:href="http://www.tornadoliste.de/150815weyhe.htm" xlink:type="simple">http://www.tornadoliste.de/150815weyhe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tornado</text:p>
          </table:table-cell>
          <table:table-cell table:style-name="ce1" office:value-type="float" office:value="51.02" calcext:value-type="float">
            <text:p>51.02</text:p>
          </table:table-cell>
          <table:table-cell table:style-name="ce1" office:value-type="float" office:value="6.61" calcext:value-type="float">
            <text:p>6.61</text:p>
          </table:table-cell>
          <table:table-cell table:style-name="ce1" office:value-type="string" calcext:value-type="string">
            <text:p>30-07-2015</text:p>
          </table:table-cell>
          <table:table-cell table:style-name="ce3" office:value-type="time" office:time-value="PT17H05M00S" calcext:value-type="time">
            <text:p>17:05:00</text:p>
          </table:table-cell>
          <table:table-cell table:style-name="ce1" office:value-type="string" calcext:value-type="string">
            <text:p>Bedburg  Nordrhein-Westfalen </text:p>
            <text:p>Germany (51.02 N, 6.61 E) &lt; 1 km</text:p>
            <text:p>30-07-2015  (Thursday)</text:p>
            <text:p>17:05 UTC (+/- 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Suction vortices were not observed.</text:p>
            <text:p>The funnel cloud was observed.</text:p>
            <text:p>tornado observed; tornado confirmed; source: Ergebnis der Beratung der Tornado-Arbeitsgruppe Deutschland (TAD), 24 JAN 2016; dossier: Tornadoliste Deutschland.</text:p>
            <text:p><text:a xlink:href="http://www.tornadoliste.de/150730bedburg.htm" xlink:type="simple">http://www.tornadoliste.de/150730bedburg.htm</text:a></text:p>
            <text:p>report status: report confirmed by reliable source (QC1)</text:p>
            <text:p>contact: Thilo Kühne (ESWD management) / Tornado-Arbeitsgruppe Deutschland (TAD)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ornado</text:p>
          </table:table-cell>
          <table:table-cell table:style-name="ce1" office:value-type="float" office:value="54.15" calcext:value-type="float">
            <text:p>54.15</text:p>
          </table:table-cell>
          <table:table-cell table:style-name="ce1" office:value-type="float" office:value="13.69" calcext:value-type="float">
            <text:p>13.69</text:p>
          </table:table-cell>
          <table:table-cell table:style-name="ce1" office:value-type="string" calcext:value-type="string">
            <text:p>14-07-2015</text:p>
          </table:table-cell>
          <table:table-cell table:style-name="ce3" office:value-type="time" office:time-value="PT10H20M00S" calcext:value-type="time">
            <text:p>10:20:00</text:p>
          </table:table-cell>
          <table:table-cell table:style-name="ce1" office:value-type="string" calcext:value-type="string">
            <text:p>Spandowerhagen  </text:p>
            <text:p>area N of Spandowerhagen. Mecklenburg-Vorpommern </text:p>
            <text:p>Germany (54.15 N, 13.69 E) &lt; 1 km</text:p>
            <text:p>14-07-2015  (Tuesday)</text:p>
            <text:p>10:20 UTC (+/- 15 min.)</text:p>
          </table:table-cell>
          <table:table-cell table:style-name="ce1" office:value-type="string" calcext:value-type="string">
            <text:p>based on information from: photo or video of the event, an eye-witness report</text:p>
            <text:p>occurring over: waterland</text:p>
            <text:p>Suction vortices were not observed.</text:p>
            <text:p>The funnel cloud was observed.</text:p>
            <text:p>Tornado confirmed; tornado over grasland and/or water area, N of Spandowerhagen village; source: Tornado-Besprechung der Tornado-Arbeitsgruppe Deutschland, 29 DEC 2015; including photo report by eyewitness;</text:p>
            <text:p>report status: report confirmed by reliable source (QC1)</text:p>
            <text:p>contact: Thilo Kühne (ESWD management) / Tornado-Arbeitsgruppe Deutschland (TAD)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tornado</text:p>
          </table:table-cell>
          <table:table-cell table:style-name="ce1" office:value-type="float" office:value="54.49" calcext:value-type="float">
            <text:p>54.49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string" calcext:value-type="string">
            <text:p>05-07-2015</text:p>
          </table:table-cell>
          <table:table-cell table:style-name="ce3" office:value-type="time" office:time-value="PT20H20M00S" calcext:value-type="time">
            <text:p>20:20:00</text:p>
          </table:table-cell>
          <table:table-cell table:style-name="ce1" office:value-type="string" calcext:value-type="string">
            <text:p>Karlsminde  Schleswig-Holstein </text:p>
            <text:p>Germany (54.49 N, 9.94 E)</text:p>
            <text:p>05-07-2015  (Sunday)</text:p>
            <text:p>20:20 UTC (+/- 5 min.)</text:p>
          </table:table-cell>
          <table:table-cell table:style-name="ce1" office:value-type="string" calcext:value-type="string">
            <text:p>based on information from: photograph(s) and/or video footage of the inflicted damage, a damage survey by a severe weather expert, an eyewitness report of the damage, an eye-witness report</text:p>
            <text:p>occurring over: waterland</text:p>
            <text:p>intensity and other characteristics: F1 T3 </text:p>
            <text:p>the intensity rating was based on photograph(s) and/or video footage of the inflicted damage, an eyewitness report of the damage.</text:p>
            <text:p>direction of movement: WSW-ENE</text:p>
            <text:p>damage to property: caravan badly damaged. boat thrown</text:p>
            <text:p>total damage: damage</text:p>
            <text:p>Tornado confirmed; boat (&gt;100kg) lifted and thrown landside; a caravan was partly destroyed; source: Tornado-Besprechung der Tornado-Arbeitsgruppe Deutschland, 29 DEC 2015; incl. eyewitness reports + photo material;</text:p>
            <text:p>report status: report confirmed by reliable source (QC1)</text:p>
            <text:p>contact: Thilo Kühne (ESWD management) / Tornado-Arbeitsgruppe Deutschland (TAD)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tornado</text:p>
          </table:table-cell>
          <table:table-cell table:style-name="ce1" office:value-type="float" office:value="49.59" calcext:value-type="float">
            <text:p>49.59</text:p>
          </table:table-cell>
          <table:table-cell table:style-name="ce1" office:value-type="float" office:value="10.68" calcext:value-type="float">
            <text:p>10.68</text:p>
          </table:table-cell>
          <table:table-cell table:style-name="ce1" office:value-type="string" calcext:value-type="string">
            <text:p>27-06-2015</text:p>
          </table:table-cell>
          <table:table-cell table:style-name="ce3" office:value-type="time" office:time-value="PT14H02M00S" calcext:value-type="time">
            <text:p>14:02:00</text:p>
          </table:table-cell>
          <table:table-cell table:style-name="ce1" office:value-type="string" calcext:value-type="string">
            <text:p>Dettendorf  Bayern </text:p>
            <text:p>Germany (49.59 N, 10.68 E) &lt; 1 km</text:p>
            <text:p>27-06-2015  (Saturday)</text:p>
            <text:p>14:02 UTC (+/- 5 min.)</text:p>
          </table:table-cell>
          <table:table-cell table:style-name="ce1" office:value-type="string" calcext:value-type="string">
            <text:p>based on information from: a report on a website, photo or video of the event, a trained storm spotter, an eye-witness report</text:p>
            <text:p>occurring over: land</text:p>
            <text:p>The funnel cloud was observed.</text:p>
            <text:p>tornado observed; Skywarn Deutschland Observation and various other witnesses; photo material; source: "Diespeck 27.06.2015", TORNADOLISTE DEUTSCHLAND, 2015;</text:p>
            <text:p><text:a xlink:href="http://www.tornadoliste.de/150627diespeck.htm" xlink:type="simple">http://www.tornadoliste.de/150627diespeck.htm</text:a></text:p>
            <text:p><text:a xlink:href="https://eswd.eu/queries/-" xlink:type="simple">-</text:a></text:p>
            <text:p><text:a xlink:href="https://twitter.com/unwetter_info/status/614806052652077056/photo/1" xlink:type="simple">https://twitter.com/unwetter_info/status/614806052652077056/photo/1</text:a></text:p>
            <text:p>report status: report confirmed by reliable source (QC1)</text:p>
            <text:p>contact: Skywarn Deutschland / Thilo Kühne (ESWD management)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tornado</text:p>
          </table:table-cell>
          <table:table-cell table:style-name="ce1" office:value-type="float" office:value="53.67" calcext:value-type="float">
            <text:p>53.67</text:p>
          </table:table-cell>
          <table:table-cell table:style-name="ce1" office:value-type="float" office:value="7.35" calcext:value-type="float">
            <text:p>7.35</text:p>
          </table:table-cell>
          <table:table-cell table:style-name="ce1" office:value-type="string" calcext:value-type="string">
            <text:p>22-06-2015</text:p>
          </table:table-cell>
          <table:table-cell table:style-name="ce3" office:value-type="time" office:time-value="PT17H43M00S" calcext:value-type="time">
            <text:p>17:43:00</text:p>
          </table:table-cell>
          <table:table-cell table:style-name="ce1" office:value-type="string" calcext:value-type="string">
            <text:p>Neßmersiel  Niedersachsen </text:p>
            <text:p>Germany (53.67 N, 7.35 E)</text:p>
            <text:p>22-06-2015  (Monday)</text:p>
            <text:p>17:43 UTC (+/- 1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The funnel cloud was observed.</text:p>
            <text:p>tornado observed; source: "Neßmersiel 22.06.2015", Tornadoliste Deutschland, 23 JUN 2015;</text:p>
            <text:p><text:a xlink:href="http://www.tornadoliste.de/150622nessmersiel.htm" xlink:type="simple">http://www.tornadoliste.de/150622nessmersiel.htm</text:a></text:p>
            <text:p><text:a xlink:href="https://eswd.eu/queries/-" xlink:type="simple">-</text:a></text:p>
            <text:p><text:a xlink:href="http://www.tornadoliste.de/bilder/2015/150622nessmersiel1.jpg" xlink:type="simple">http://www.tornadoliste.de/bilder/2015/150622nessmersiel1.jpg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9">
          <table:table-cell table:style-name="ce1" office:value-type="string" calcext:value-type="string">
            <text:p>tornado</text:p>
          </table:table-cell>
          <table:table-cell table:style-name="ce1" office:value-type="float" office:value="52.59" calcext:value-type="float">
            <text:p>52.59</text:p>
          </table:table-cell>
          <table:table-cell table:style-name="ce1" office:value-type="float" office:value="12.34" calcext:value-type="float">
            <text:p>12.34</text:p>
          </table:table-cell>
          <table:table-cell table:style-name="ce1" office:value-type="string" calcext:value-type="string">
            <text:p>13-06-2015</text:p>
          </table:table-cell>
          <table:table-cell table:style-name="ce3" office:value-type="time" office:time-value="PT15H25M00S" calcext:value-type="time">
            <text:p>15:25:00</text:p>
          </table:table-cell>
          <table:table-cell table:style-name="ce1" office:value-type="string" calcext:value-type="string">
            <text:p>Rathenow  </text:p>
            <text:p>Südsiedlung area. Brandenburg </text:p>
            <text:p>Germany (52.59 N, 12.34 E)</text:p>
            <text:p>13-06-2015  (Saturday)</text:p>
            <text:p>15:25 UTC (+/- 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photo or video of the event, an eye-witness report</text:p>
            <text:p>occurring over: land</text:p>
            <text:p>intensity and other characteristics: F1 T2 </text:p>
            <text:p>the intensity rating was based on photograph(s) and/or video footage of the inflicted damage, an eyewitness report of the damage, a written account of the damage (e.g. in a newspaper).</text:p>
            <text:p>The funnel cloud was observed.</text:p>
            <text:p>path length: 0.5 km</text:p>
            <text:p>average path width: 60 m</text:p>
            <text:p>maximum path width: 100 m</text:p>
            <text:p>direction of movement: SSW-NNE</text:p>
            <text:p>damage to property: damage</text:p>
            <text:p>damage to crops and forests: trees downed / snapped</text:p>
            <text:p>brief tornado hit southern parts of Rathenow town; source: Stormchaser Brandenburg (site survey); reported by Tornadoliste Deutschland, 2015;</text:p>
            <text:p><text:a xlink:href="http://www.tornadoliste.de/" xlink:type="simple">http://www.tornadoliste.de/</text:a></text:p>
            <text:p><text:a xlink:href="https://eswd.eu/queries/-" xlink:type="simple">-</text:a></text:p>
            <text:p><text:a xlink:href="http://stormchaserbrandenburg.org/wp-content/uploads/2015/06/147-614x1024.jpg" xlink:type="simple">http://stormchaserbrandenburg.org/wp-content/uploads/2015/06/147-614x1024.jpg</text:a></text:p>
            <text:p><text:a xlink:href="https://eswd.eu/queries/-" xlink:type="simple">-</text:a></text:p>
            <text:p><text:a xlink:href="http://stormchaserbrandenburg.org/13-06-2015-tornado-rathenow-havelland-brandenburg/" xlink:type="simple">http://stormchaserbrandenburg.org/13-06-2015-tornado-rathenow-havelland-brandenburg/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10">
          <table:table-cell table:style-name="ce1" office:value-type="string" calcext:value-type="string">
            <text:p>tornado</text:p>
          </table:table-cell>
          <table:table-cell table:style-name="ce1" office:value-type="float" office:value="48.62" calcext:value-type="float">
            <text:p>48.62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string" calcext:value-type="string">
            <text:p>09-06-2015</text:p>
          </table:table-cell>
          <table:table-cell table:style-name="ce3" office:value-type="time" office:time-value="PT14H55M00S" calcext:value-type="time">
            <text:p>14:55:00</text:p>
          </table:table-cell>
          <table:table-cell table:style-name="ce1" office:value-type="string" calcext:value-type="string">
            <text:p>Mattenham  </text:p>
            <text:p>W of Vilshofen. Bayern </text:p>
            <text:p>Germany (48.62 N, 13.16 E) &lt; 3 km</text:p>
            <text:p>09-06-2015  (Tuesday)</text:p>
            <text:p>14:55 UTC (+/- 5 min.)</text:p>
          </table:table-cell>
          <table:table-cell table:style-name="ce1" office:value-type="string" calcext:value-type="string">
            <text:p>based on information from: a report received by e-mail, a report on a website, photo or video of the event, an eye-witness report, a newspaper report</text:p>
            <text:p>occurring over: land</text:p>
            <text:p>The funnel cloud was observed.</text:p>
            <text:p>accompanying weather: dry.</text:p>
            <text:p>sehr weit hinab reichende Funnelcloud beobachtet und durch Fotos und Videos dokumentiert. Bodenkontakt nicht nachgewiesen, kein Schäden bekannt. source: ""Mini-Tornado" über Vilshofen +++ Video", VILSHOFENER ANZEIGER, 10 JUN 2015; sourceII: Tornado-Besprechung der Tornado-Arbeitsgruppe Deutschland, 29 DEC 2015; Tornado bestätigt.</text:p>
            <text:p><text:a xlink:href="http://www.pnp.de/region_und_lokal/stadt_und_landkreis_passau/vilshofen/1709178_Mini-Tornado-fegt-ueber-Vilshofen.html" xlink:type="simple">http://www.pnp.de/region_und_lokal/stadt_und_landkreis_passau/vilshofen/1709178_Mini-Tornado-fegt-ueber-Vilshofen.html</text:a></text:p>
            <text:p>report status: report confirmed by reliable source (QC1)</text:p>
            <text:p>contact: Andreas Friedrich (DWD - Deutscher Wetterdienst) / update: Thilo Kühne (ESSL)</text:p>
          </table:table-cell>
          <table:table-cell table:number-columns-repeated="1017"/>
        </table:table-row>
        <table:table-row table:style-name="ro11">
          <table:table-cell table:style-name="ce1" office:value-type="string" calcext:value-type="string">
            <text:p>tornado</text:p>
          </table:table-cell>
          <table:table-cell table:style-name="ce1" office:value-type="float" office:value="49.18" calcext:value-type="float">
            <text:p>49.18</text:p>
          </table:table-cell>
          <table:table-cell table:style-name="ce1" office:value-type="float" office:value="11.33" calcext:value-type="float">
            <text:p>11.33</text:p>
          </table:table-cell>
          <table:table-cell table:style-name="ce1" office:value-type="string" calcext:value-type="string">
            <text:p>29-05-2015</text:p>
          </table:table-cell>
          <table:table-cell table:style-name="ce3" office:value-type="time" office:time-value="PT15H57M00S" calcext:value-type="time">
            <text:p>15:57:00</text:p>
          </table:table-cell>
          <table:table-cell table:style-name="ce1" office:value-type="string" calcext:value-type="string">
            <text:p>Ohausen  Bayern </text:p>
            <text:p>Germany (49.18 N, 11.33 E)</text:p>
            <text:p>29-05-2015  (Friday)</text:p>
            <text:p>15:57 UTC (+/- 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an eye-witness report, a newspaper report</text:p>
            <text:p>occurring over: land</text:p>
            <text:p>intensity and other characteristics: F1 T3 </text:p>
            <text:p>the intensity rating was based on a damage survey by a severe weather expert, photograph(s) and/or video footage of the inflicted damage, an eyewitness report of the damage.</text:p>
            <text:p>The funnel cloud was observed.</text:p>
            <text:p>path length: 2.4 km</text:p>
            <text:p>average path width: 80 m</text:p>
            <text:p>maximum path width: 190 m</text:p>
            <text:p>direction of movement: W-E</text:p>
            <text:p>path start from (49.18 N, 11.31 E)</text:p>
            <text:p>path end at (49.18 N, 11.34 E)</text:p>
            <text:p>damage to property: houses damaged</text:p>
            <text:p>damage to crops and forests: trees downed / snapped</text:p>
            <text:p>tornado observed by Stormchasing Oberfranken Team; houses and vegetation damaged in Ohausen, near Freystadt; according to witness reports, the tornado touched the ground along Main-Donau-Kanal, south-southeast of Michelbach village, hit Ohausen village, tracked through a small forest and lost ground contact in the area of Ohausen junction (St2237 road); source: "Windhose verursacht schwere Sturmschäden im Landkreis Neumarkt", WOCHENBLATT, 29 MAY 2015; source II: "Schwere Windhose zieht Schneise der Verwüstung - 20 Häuser abgedeckt und etliche Bäume entwurzelt ", NONSTOPNEWS, 29 MAY 2015; source III: Stormchasing Team Oberfranken; source: IV: site investigation by Skywarn Deutschland, 30 MAY 2015;</text:p>
            <text:p><text:a xlink:href="http://mobil.wochenblatt.de/nachrichten/regensburg/regionales/art1172,308449" xlink:type="simple">http://mobil.wochenblatt.de/nachrichten/regensburg/regionales/art1172,308449</text:a></text:p>
            <text:p><text:a xlink:href="https://eswd.eu/queries/-" xlink:type="simple">-</text:a></text:p>
            <text:p><text:a xlink:href="http://www.nonstopnews.de/galerie/20639" xlink:type="simple">http://www.nonstopnews.de/galerie/20639</text:a></text:p>
            <text:p><text:a xlink:href="https://eswd.eu/queries/-" xlink:type="simple">-</text:a></text:p>
            <text:p><text:a xlink:href="https://scontent-ams3-1.xx.fbcdn.net/hphotos-xap1/v/t1.0-9/11222020_837666542988880_16585758573988513_n.jpg?oh=82d691e40387855aa50da8eeac6ca241&amp;oe=55FD0D99" xlink:type="simple">https://scontent-ams3-1.xx.fbcdn.net/hphotos-xap1/v/t1.0-9/11222020_837666542988880_16585758573988513_n.jpg?oh=82d691e40387855aa50da8eeac6ca241&amp;oe=55FD0D99</text:a></text:p>
            <text:p><text:a xlink:href="https://eswd.eu/queries/-" xlink:type="simple">-</text:a></text:p>
            <text:p><text:a xlink:href="https://fbcdn-sphotos-g-a.akamaihd.net/hphotos-ak-xpa1/v/t1.0-9/10906380_835843463169565_6100539296573225415_n.jpg?oh=300bb5e6037037a516c805df1d4162b8&amp;oe=5606696D&amp;__gda__=1443007957_598d87cea75ae64785904347c19c2c86" xlink:type="simple">https://fbcdn-sphotos-g-a.akamaihd.net/hphotos-ak-xpa1/v/t1.0-9/10906380_835843463169565_6100539296573225415_n.jpg?oh=300bb5e6037037a516c805df1d4162b8&amp;oe=5606696D&amp;__gda__=1443007957_598d87cea75ae64785904347c19c2c86</text:a></text:p>
            <text:p><text:a xlink:href="https://eswd.eu/queries/-" xlink:type="simple">-</text:a></text:p>
            <text:p><text:a xlink:href="http://forum.skywarn.de/viewtopic.php?f=34&amp;t=11492&amp;p=75586#p75586" xlink:type="simple">http://forum.skywarn.de/viewtopic.php?f=34&amp;t=11492&amp;p=75586#p75586</text:a></text:p>
            <text:p>report status: scientific case study (QC2)</text:p>
            <text:p>contact: Thilo Kühne (ESWD management)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tornado</text:p>
          </table:table-cell>
          <table:table-cell table:style-name="ce1" office:value-type="float" office:value="48.47" calcext:value-type="float">
            <text:p>48.47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string" calcext:value-type="string">
            <text:p>13-05-2015</text:p>
          </table:table-cell>
          <table:table-cell table:style-name="ce3" office:value-type="time" office:time-value="PT20H21M00S" calcext:value-type="time">
            <text:p>20:21:00</text:p>
          </table:table-cell>
          <table:table-cell table:style-name="ce1" office:value-type="string" calcext:value-type="string">
            <text:p>Affing  </text:p>
            <text:p>Areas affected: Foret, Stettenhofen, Anwalting, Gebenhofen and Affing. Bayern </text:p>
            <text:p>Germany (48.47 N, 10.98 E)</text:p>
            <text:p>13-05-2015  (Wednesday)</text:p>
            <text:p>20:21 UTC (+/- 1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an eye-witness report, a television or radio broadcast</text:p>
            <text:p>occurring over: land</text:p>
            <text:p>intensity and other characteristics: F3 T6 </text:p>
            <text:p>the intensity rating was based on a damage survey by a severe weather expert, photograph(s) and/or video footage of the inflicted damage, an eyewitness report of the damage, a written account of the damage (e.g. in a newspaper).</text:p>
            <text:p>accompanying weather: hail (unknown diameter).</text:p>
            <text:p>path length: 14.3 km</text:p>
            <text:p>average path width: 150 m</text:p>
            <text:p>direction of movement: W-E</text:p>
            <text:p>damage to property: houses badly damaged. houses partly destroyed</text:p>
            <text:p>damage to crops and forests: trees destroyed</text:p>
            <text:p>house damaged; source: "Sturmböe trägt Dach eines Mehrfamilienhauses ab ", BAYERISCHER RUNDFUNK - B5 aktuell, 13 MAY 2015; further information will follow.</text:p>
            <text:p><text:a xlink:href="http://www.br.de/nachrichten/unwetter-schwaben-augsburg-100.html" xlink:type="simple">http://www.br.de/nachrichten/unwetter-schwaben-augsburg-100.html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12">
          <table:table-cell table:style-name="ce1" office:value-type="string" calcext:value-type="string">
            <text:p>tornado</text:p>
          </table:table-cell>
          <table:table-cell table:style-name="ce1" office:value-type="float" office:value="47.81" calcext:value-type="float">
            <text:p>47.81</text:p>
          </table:table-cell>
          <table:table-cell table:style-name="ce1" office:value-type="float" office:value="8.44" calcext:value-type="float">
            <text:p>8.44</text:p>
          </table:table-cell>
          <table:table-cell table:style-name="ce1" office:value-type="string" calcext:value-type="string">
            <text:p>13-05-2015</text:p>
          </table:table-cell>
          <table:table-cell table:style-name="ce3" office:value-type="time" office:time-value="PT19H38M00S" calcext:value-type="time">
            <text:p>19:38:00</text:p>
          </table:table-cell>
          <table:table-cell table:style-name="ce1" office:value-type="string" calcext:value-type="string">
            <text:p>Bonndorf im Schwarzwald  </text:p>
            <text:p>Areas of Bonndorf im Schwarzwald, Lembach, Lausheim, Blumegg, Grimmelshofen and Fützen. Baden-Württemberg </text:p>
            <text:p>Germany (47.81 N, 8.44 E)</text:p>
            <text:p>13-05-2015  (Wednesday)</text:p>
            <text:p>19:38 UTC (+/- 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photo or video of the event, an eye-witness report, a newspaper report</text:p>
            <text:p>occurring over: land</text:p>
            <text:p>intensity and other characteristics: F3 T7 </text:p>
            <text:p>the intensity rating was based on a damage survey by a severe weather expert, photograph(s) and/or video footage of the inflicted damage, an eyewitness report of the damage, a written account of the damage (e.g. in a newspaper).</text:p>
            <text:p>The funnel cloud was observed.</text:p>
            <text:p>accompanying weather: hail (unknown diameter), heavy rain.</text:p>
            <text:p>path length: 16 km</text:p>
            <text:p>maximum path width: 400 m</text:p>
            <text:p>direction of movement: W-E</text:p>
            <text:p>path start from (47.81 N, 8.34 E) 19:35</text:p>
            <text:p>path end at (47.80 N, 8.54 E) 20:00</text:p>
            <text:p>damage to property: houses badly damaged; power poles snapped</text:p>
            <text:p>damage to crops and forests: trees snapped. forest areas destroyed</text:p>
            <text:p>tornado observed; source: witness photo report / witness damage report; reported by Maximilian Conrad, v. FB, 13 MAY 2015; source II: Badische Zeitung (several reports), quoted in: Tornadoliste Deutschland, May 2015; source III: site investigation by members of Schweizer Sturmforum, May 2015; source IV: site investigation by Benjamin Wolf (Sturmjagd Forum), Germany; source V: Besprechung und Ergebnisse der Tornado-Arbeitsgruppe Deutschland, 09 MAY 2016; intensity rating in F3T7 (high-end F3);</text:p>
            <text:p><text:a xlink:href="https://scontent-fra.xx.fbcdn.net/hphotos-xpt1/v/t1.0-9/11150715_901584333212987_8043339490667992971_n.jpg?oh=3f4a1ffaeaab9abf65a45266c3517b94&amp;oe=55D22C31" xlink:type="simple">https://scontent-fra.xx.fbcdn.net/hphotos-xpt1/v/t1.0-9/11150715_901584333212987_8043339490667992971_n.jpg?oh=3f4a1ffaeaab9abf65a45266c3517b94&amp;oe=55D22C31</text:a></text:p>
            <text:p><text:a xlink:href="https://eswd.eu/queries/-" xlink:type="simple">-</text:a></text:p>
            <text:p><text:a xlink:href="http://www.sturmforum.ch/viewtopic.php?f=2&amp;t=9420&amp;start=148" xlink:type="simple">http://www.sturmforum.ch/viewtopic.php?f=2&amp;t=9420&amp;start=148</text:a></text:p>
            <text:p><text:a xlink:href="https://eswd.eu/queries/-" xlink:type="simple">-</text:a></text:p>
            <text:p><text:a xlink:href="https://sturmjagd.wordpress.com/2015/05/14/13-05-15-tornado-bei-tengen-lembach-blumegg-grimmelshofen-futzen/" xlink:type="simple">https://sturmjagd.wordpress.com/2015/05/14/13-05-15-tornado-bei-tengen-lembach-blumegg-grimmelshofen-futzen/</text:a></text:p>
            <text:p>report status: scientific case study (QC2)</text:p>
            <text:p>contact: Thilo Kühne (ESWD management)</text:p>
          </table:table-cell>
          <table:table-cell table:number-columns-repeated="1017"/>
        </table:table-row>
        <table:table-row table:style-name="ro13">
          <table:table-cell table:style-name="ce1" office:value-type="string" calcext:value-type="string">
            <text:p>tornado</text:p>
          </table:table-cell>
          <table:table-cell table:style-name="ce1" office:value-type="float" office:value="47.85" calcext:value-type="float">
            <text:p>47.85</text:p>
          </table:table-cell>
          <table:table-cell table:style-name="ce1" office:value-type="float" office:value="8.22" calcext:value-type="float">
            <text:p>8.22</text:p>
          </table:table-cell>
          <table:table-cell table:style-name="ce1" office:value-type="string" calcext:value-type="string">
            <text:p>13-05-2015</text:p>
          </table:table-cell>
          <table:table-cell table:style-name="ce3" office:value-type="time" office:time-value="PT19H30M00S" calcext:value-type="time">
            <text:p>19:30:00</text:p>
          </table:table-cell>
          <table:table-cell table:style-name="ce1" office:value-type="string" calcext:value-type="string">
            <text:p>Lenzkirch  </text:p>
            <text:p>Lenzkirch and Glashütte areas. Baden-Württemberg </text:p>
            <text:p>Germany (47.85 N, 8.22 E) &lt; 3 km</text:p>
            <text:p>13-05-2015  (Wednesday)</text:p>
            <text:p>19:30 UTC (+/- 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photo or video of the event, an eye-witness report</text:p>
            <text:p>occurring over: land</text:p>
            <text:p>The funnel cloud was observed.</text:p>
            <text:p>damage to crops and forests: forest areas partly destroyed</text:p>
            <text:p>tornado observed; forest areas partly destroyed; more information will follow; source: site investigation; publ. v. Tornadoliste Deutschland, May 2015;</text:p>
            <text:p><text:a xlink:href="http://www.tornadoliste.de/150513glashuette.htm" xlink:type="simple">http://www.tornadoliste.de/150513glashuette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ornado</text:p>
          </table:table-cell>
          <table:table-cell table:style-name="ce1" office:value-type="float" office:value="51.82" calcext:value-type="float">
            <text:p>51.82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string" calcext:value-type="string">
            <text:p>12-05-2015</text:p>
          </table:table-cell>
          <table:table-cell table:style-name="ce3" office:value-type="time" office:time-value="PT16H11M00S" calcext:value-type="time">
            <text:p>16:11:00</text:p>
          </table:table-cell>
          <table:table-cell table:style-name="ce1" office:value-type="string" calcext:value-type="string">
            <text:p>Alten  Sachsen-Anhalt </text:p>
            <text:p>Germany (51.82 N, 12.20 E) &lt; 1 km</text:p>
            <text:p>12-05-2015  (Tuesday)</text:p>
            <text:p>16:11 UTC (+/- 5 min.)</text:p>
          </table:table-cell>
          <table:table-cell table:style-name="ce1" office:value-type="string" calcext:value-type="string">
            <text:p>based on information from: a report on a website, photo or video of the event, an eye-witness report</text:p>
            <text:p>occurring over: land</text:p>
            <text:p>intensity and other characteristics: F0 the intensity rating was based on an eyewitness report of the damage.</text:p>
            <text:p>brief tornado observed; developed as possible gustnado, but developed contact to upper rotating base cloud; source: Tornadoliste Deutschland, 13 MAY 2015;</text:p>
            <text:p><text:a xlink:href="http://www.tornadoliste.de/150512dessau.htm" xlink:type="simple">http://www.tornadoliste.de/150512dessau.htm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14">
          <table:table-cell table:style-name="ce1" office:value-type="string" calcext:value-type="string">
            <text:p>tornado</text:p>
          </table:table-cell>
          <table:table-cell table:style-name="ce1" office:value-type="float" office:value="51.43" calcext:value-type="float">
            <text:p>51.43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string" calcext:value-type="string">
            <text:p>12-05-2015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1" office:value-type="string" calcext:value-type="string">
            <text:p>Nohra  </text:p>
            <text:p>local areas near Kinderode, in Nohra village and near Wollersleben.  Thüringen </text:p>
            <text:p>Germany (51.43 N, 10.70 E)</text:p>
            <text:p>12-05-2015  (Tuesday)</text:p>
            <text:p>15:00 UTC (+/- 15 min.)</text:p>
          </table:table-cell>
          <table:table-cell table:style-name="ce1" office:value-type="string" calcext:value-type="string">
            <text:p>based on information from: photograph(s) and/or video footage of the inflicted damage, an eyewitness report of the damage, a report on a website, photo or video of the event, an eye-witness report, a newspaper report</text:p>
            <text:p>occurring over: land</text:p>
            <text:p>intensity and other characteristics: F1 </text:p>
            <text:p>the intensity rating was based on photograph(s) and/or video footage of the inflicted damage, an eyewitness report of the damage, a written account of the damage (e.g. in a newspaper).</text:p>
            <text:p>Suction vortices were not observed.</text:p>
            <text:p>damage to property: roofs damaged</text:p>
            <text:p>damage to crops and forests: trees downed</text:p>
            <text:p>tornado observed; area near Kinderode, areas in Nohra village and near Wollersleben hit by the tornado; source: "Überschwemmte Straßen und abgedeckte Dächer: Unwetter wütet im Südharz", THÜRINGER ALLGEMEINE, 12 MAY 2015; source II: "Windhose zerstört Dach des Konsums in Nohra", THÜRINGER ALLGEMEINE, 13 MAY 2015; source III: Tornadoliste Deutschland / Tornado-Arbeitsgruppe Deutschland;</text:p>
            <text:p><text:a xlink:href="http://www.thueringer-allgemeine.de/web/zgt/leben/blaulicht/detail/-/specific/Ueberschwemmte-Strassen-und-abgedeckte-Daecher-Unwetter-wuetet-im-Suedharz-1380487431" xlink:type="simple">http://www.thueringer-allgemeine.de/web/zgt/leben/blaulicht/detail/-/specific/Ueberschwemmte-Strassen-und-abgedeckte-Daecher-Unwetter-wuetet-im-Suedharz-1380487431</text:a></text:p>
            <text:p><text:a xlink:href="https://eswd.eu/queries/-" xlink:type="simple">-</text:a></text:p>
            <text:p><text:a xlink:href="http://nordhausen.thueringer-allgemeine.de/web/nordhausen/startseite/detail/-/specific/Kleine-Windhose-zerstoert-Dach-des-Konsums-in-Nohra-1074888873" xlink:type="simple">http://nordhausen.thueringer-allgemeine.de/web/nordhausen/startseite/detail/-/specific/Kleine-Windhose-zerstoert-Dach-des-Konsums-in-Nohra-1074888873</text:a></text:p>
            <text:p><text:a xlink:href="https://eswd.eu/queries/-" xlink:type="simple">-</text:a></text:p>
            <text:p><text:a xlink:href="http://media101.zgt.de.cdn.thueringer-allgemeine.de/content/43/37/91/5I/4337915ITOMV4DB_V4XZCURAROJETFMYAZSSWT513052015095/D0R0000401714.JPG" xlink:type="simple">http://media101.zgt.de.cdn.thueringer-allgemeine.de/content/43/37/91/5I/4337915ITOMV4DB_V4XZCURAROJETFMYAZSSWT513052015095/D0R0000401714.JPG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15">
          <table:table-cell table:style-name="ce1" office:value-type="string" calcext:value-type="string">
            <text:p>tornado</text:p>
          </table:table-cell>
          <table:table-cell table:style-name="ce1" office:value-type="float" office:value="51.39" calcext:value-type="float">
            <text:p>51.39</text:p>
          </table:table-cell>
          <table:table-cell table:style-name="ce1" office:value-type="float" office:value="9.96" calcext:value-type="float">
            <text:p>9.96</text:p>
          </table:table-cell>
          <table:table-cell table:style-name="ce1" office:value-type="string" calcext:value-type="string">
            <text:p>12-05-2015</text:p>
          </table:table-cell>
          <table:table-cell table:style-name="ce3" office:value-type="time" office:time-value="PT14H25M00S" calcext:value-type="time">
            <text:p>14:25:00</text:p>
          </table:table-cell>
          <table:table-cell table:style-name="ce1" office:value-type="string" calcext:value-type="string">
            <text:p>Kirchgandern  Thüringen </text:p>
            <text:p>Germany (51.39 N, 9.96 E)</text:p>
            <text:p>12-05-2015  (Tuesday)</text:p>
            <text:p>14:25 UTC (+/- 15 min.)</text:p>
          </table:table-cell>
          <table:table-cell table:style-name="ce1" office:value-type="string" calcext:value-type="string">
            <text:p>based on information from: photograph(s) and/or video footage of the inflicted damage, a damage survey by a severe weather expert, an eyewitness report of the damage, a report on a website, an eye-witness report</text:p>
            <text:p>occurring over: land</text:p>
            <text:p>intensity and other characteristics: F2 T4 </text:p>
            <text:p>the intensity rating was based on a damage survey by a severe weather expert, photograph(s) and/or video footage of the inflicted damage, an eyewitness report of the damage, a written account of the damage (e.g. in a newspaper).</text:p>
            <text:p>The funnel cloud was observed.</text:p>
            <text:p>path length: 1.0 km</text:p>
            <text:p>average path width: 40 m</text:p>
            <text:p>direction of movement: WSW-ENE</text:p>
            <text:p>path start from (51.39 N, 9.96 E)</text:p>
            <text:p>path end at (51.39 N, 9.97 E)</text:p>
            <text:p>damage to property: 1 house partly destroyed. other houses damaged. church damaged</text:p>
            <text:p>damage to crops and forests: forest area destroyed</text:p>
            <text:p>Strong tornado confirmed; Tornado hit northern areas of Kirchgandern village and hilly forest areas W of Kirchgandern; path starts near the church; Besenhäuser Str., Wernergasse, Hinterm Dorf [2 houses damaged, one small building was partly destroyed], Auf dem Ufer and Am Gänsebach roads/way hit by the tornado; further east, a hilly forest area was hit and partly destroyed; Intensity T4 due to thrown ethernit slates which stroke and hammed-in into a solid brick wall; source: Schadensbegutachtung / Schadensdokumentation by Thüringen Storm-Chasers (16 May 2015). Tornado-Besprechung der Tornado-Arbeitsgruppe Deutschland (TAD), 29 DEC 2015; </text:p>
            <text:p><text:a xlink:href="http://www.storm-chasing.de/forum/index.php/Thread/5430-VERDACHT-12-05-2015-I-Kirchgandern-EIC/?postID=30535#post30535" xlink:type="simple">http://www.storm-chasing.de/forum/index.php/Thread/5430-VERDACHT-12-05-2015-I-Kirchgandern-EIC/?postID=30535#post30535</text:a>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tornado</text:p>
          </table:table-cell>
          <table:table-cell table:style-name="ce1" office:value-type="float" office:value="50.41" calcext:value-type="float">
            <text:p>50.41</text:p>
          </table:table-cell>
          <table:table-cell table:style-name="ce1" office:value-type="float" office:value="8.21" calcext:value-type="float">
            <text:p>8.21</text:p>
          </table:table-cell>
          <table:table-cell table:style-name="ce1" office:value-type="string" calcext:value-type="string">
            <text:p>12-05-2015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1" office:value-type="string" calcext:value-type="string">
            <text:p>Arfurt  </text:p>
            <text:p>areas of Villmar, Arfurt and Seelbach. Hessen </text:p>
            <text:p>Germany (50.41 N, 8.21 E) &lt; 5 km</text:p>
            <text:p>12-05-2015  (Tuesday)</text:p>
            <text:p>14:00 UTC (+/- 15 min.)</text:p>
          </table:table-cell>
          <table:table-cell table:style-name="ce1" office:value-type="string" calcext:value-type="string">
            <text:p>based on information from: photograph(s) and/or video footage of the inflicted damage, a damage survey by a severe weather expert, an eyewitness report of the damage, a report on a website, an eye-witness report</text:p>
            <text:p>occurring over: land</text:p>
            <text:p>intensity and other characteristics: F1 T3 </text:p>
            <text:p>the intensity rating was based on a damage survey by a severe weather expert, photograph(s) and/or video footage of the inflicted damage, an eyewitness report of the damage, a written account of the damage (e.g. in a newspaper).</text:p>
            <text:p>path length: 4.1 km</text:p>
            <text:p>direction of movement: WSW-ENE</text:p>
            <text:p>path start from (50.40 N, 8.19 E)</text:p>
            <text:p>path end at (51.42 N, 8.24 E)</text:p>
            <text:p>Tornado confirmed; forest area N of Villmar, valley area S of Arfurt and village area of Seelbach hit by a tornado; at least 4 km distance on the ground; possible earlier development in the area of Eschhofen and Runkel; in this case: 10 km path on the ground, but still uncertain; source: Schadensbegutachtung / Schadensdokumentation: Tornado-Besprechung der Tornado-Arbeitsgruppe Deutschland (TAD), 29 DEC 2015; 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tornado</text:p>
          </table:table-cell>
          <table:table-cell table:style-name="ce1" office:value-type="float" office:value="53.92" calcext:value-type="float">
            <text:p>53.92</text:p>
          </table:table-cell>
          <table:table-cell table:style-name="ce1" office:value-type="float" office:value="12.23" calcext:value-type="float">
            <text:p>12.23</text:p>
          </table:table-cell>
          <table:table-cell table:style-name="ce1" office:value-type="string" calcext:value-type="string">
            <text:p>05-05-2015</text:p>
          </table:table-cell>
          <table:table-cell table:style-name="ce3" office:value-type="time" office:time-value="PT17H05M00S" calcext:value-type="time">
            <text:p>17:05:00</text:p>
          </table:table-cell>
          <table:table-cell table:style-name="ce1" office:value-type="string" calcext:value-type="string">
            <text:p>Woland  </text:p>
            <text:p>Dudinghausen and Woland areas. Mecklenburg-Vorpommern </text:p>
            <text:p>Germany (53.92 N, 12.23 E) &lt; 1 km</text:p>
            <text:p>05-05-2015  (Tuesday)</text:p>
            <text:p>17:05 UTC (+/- 5 min.)</text:p>
          </table:table-cell>
          <table:table-cell table:style-name="ce1" office:value-type="string" calcext:value-type="string">
            <text:p>based on information from: a damage survey by a severe weather expert, a trained storm spotter</text:p>
            <text:p>occurring over: land</text:p>
            <text:p>intensity and other characteristics: F1 T2 </text:p>
            <text:p>the intensity rating was based on a damage survey by a severe weather expert, photograph(s) and/or video footage of the inflicted damage, an eyewitness report of the damage.</text:p>
            <text:p>path length: 3.4 km</text:p>
            <text:p>maximum path width: 50 m</text:p>
            <text:p>direction of movement: SW-NE</text:p>
            <text:p>source: site investigation by Thilo Kühne (ESSL); further information will follow;</text:p>
            <text:p>report status: report confirmed by reliable source (QC1)</text:p>
            <text:p>contact: Thilo Kühne (ESWD management)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2:48:31.082898642</meta:creation-date>
    <dc:date>2024-01-28T23:13:16.287778228</dc:date>
    <meta:editing-duration>PT3M24S</meta:editing-duration>
    <meta:editing-cycles>1</meta:editing-cycles>
    <meta:document-statistic meta:table-count="1" meta:cell-count="182" meta:object-count="0"/>
    <meta:generator>LibreOffice/7.0.4.2$Linux_X86_64 LibreOffice_project/00$Build-2</meta:generator>
  </office:meta>
</office:document-meta>
</file>